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6pt" style:font-size-asian="16pt" style:font-size-complex="16pt"/>
    </style:style>
    <style:style style:name="T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6pt" style:font-size-asian="16pt" style:font-size-complex="16pt"/>
    </style:style>
    <style:style style:name="T10" style:parent-style-name="Policepardéfaut" style:family="text">
      <style:text-properties fo:font-size="16pt" style:font-size-asian="16pt" style:font-size-complex="16pt"/>
    </style:style>
    <style:style style:name="P11" style:parent-style-name="Paragraphedeliste" style:list-style-name="LFO1" style:family="paragraph">
      <style:text-properties fo:font-size="16pt" style:font-size-asian="16pt" style:font-size-complex="16pt"/>
    </style:style>
    <style:style style:name="P12" style:parent-style-name="Paragraphedeliste" style:list-style-name="LFO1" style:family="paragraph">
      <style:text-properties fo:font-size="16pt" style:font-size-asian="16pt" style:font-size-complex="16pt"/>
    </style:style>
    <style:style style:name="P13" style:parent-style-name="Paragraphedeliste" style:list-style-name="LFO1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T22" style:parent-style-name="Policepardéfaut" style:family="text">
      <style:text-properties fo:font-size="16pt" style:font-size-asian="16pt" style:font-size-complex="16pt"/>
    </style:style>
    <style:style style:name="T23" style:parent-style-name="Policepardéfau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4" style:parent-style-name="Policepardéfaut" style:family="text">
      <style:text-properties fo:font-size="16pt" style:font-size-asian="16pt" style:font-size-complex="16pt"/>
    </style:style>
    <style:style style:name="T25" style:parent-style-name="Policepardéfaut" style:family="text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T28" style:parent-style-name="Policepardéfaut" style:family="text">
      <style:text-properties fo:font-size="16pt" style:font-size-asian="16pt" style:font-size-complex="16pt"/>
    </style:style>
    <style:style style:name="T29" style:parent-style-name="Policepardéfau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30" style:parent-style-name="Policepardéfaut" style:family="text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T34" style:parent-style-name="Policepardéfau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Rapport – Projet 1WEBFUN HTML / CSS</text:p>
      <text:p text:style-name="P2"/>
      <text:p text:style-name="Normal"><text:span text:style-name="T3"><text:tab/></text:span><text:span text:style-name="T4">Plan :</text:span></text:p>
      <text:p text:style-name="P5">Je vais commencer par créer ma page personnelle, mon CV, puis je vais faire les pages html et css de mon projet.</text:p>
      <text:p text:style-name="Normal"><text:span text:style-name="T6">Etape 1 :</text:span><text:span text:style-name="T7"><text:s/>Faire la page personnelle</text:span></text:p>
      <text:p text:style-name="Normal"><text:span text:style-name="T8">Etape 2 :</text:span><text:span text:style-name="T9"><text:s/>Faire le projet : mon projet va<text:s/></text:span><text:span text:style-name="T10">être sur le football, et plus précisément sur le PSG.</text:span></text:p>
      <text:list text:style-name="LFO1" text:continue-numbering="true">
        <text:list-item>
          <text:p text:style-name="P11">Je vais faire une page de présentation du PSG</text:p>
        </text:list-item>
        <text:list-item>
          <text:p text:style-name="P12">Je vais faire une page sur M’bappé</text:p>
        </text:list-item>
        <text:list-item>
          <text:p text:style-name="P13">Je vais faire un formulaire pour les personnes intéressées par le club</text:p>
        </text:list-item>
      </text:list>
      <text:p text:style-name="P14"/>
      <text:p text:style-name="P15">Etape 1 :</text:p>
      <text:p text:style-name="P16">Je vais d’abord commencer par la mise en forme ensuite je vais mettre le contenu.</text:p>
      <text:p text:style-name="P17">Fin de l’étape 1 vers 23h.<text:line-break/>J’ai eu plus de mal avec le CSS que le HTML.</text:p>
      <text:p text:style-name="P18"/>
      <text:p text:style-name="P19">Etape 2 :</text:p>
      <text:p text:style-name="P20"><text:tab/>Le 19/11/2021</text:p>
      <text:p text:style-name="P21">Commencement de la page de présentation du PSG.</text:p>
      <text:p text:style-name="Normal"><text:span text:style-name="T22">03h<text:s/></text:span><text:span text:style-name="T23"></text:span><text:span text:style-name="T24"><text:s/>Mise en place d’une partie du contenu dans la page html. La<text:s/></text:span><text:span text:style-name="T25">suite après, il est l’heure d’aller dormir.</text:span></text:p>
      <text:p text:style-name="P26"><text:tab/></text:p>
      <text:p text:style-name="P27"><text:tab/>Le 19/11/2021</text:p>
      <text:p text:style-name="Normal"><text:span text:style-name="T28">03h<text:s/></text:span><text:span text:style-name="T29"></text:span><text:span text:style-name="T30"><text:s/>fin de la page de présentation du PSG.</text:span></text:p>
      <text:soft-page-break/>
      <text:p text:style-name="P31">J’ai réussi à faire cette page plus rapidement que celle de mon CV.</text:p>
      <text:p text:style-name="P32"/>
      <text:p text:style-name="P33"><text:tab/>Le 20/11/2021</text:p>
      <text:p text:style-name="Normal"><text:span text:style-name="T34">Fin de la page de présentation de Mbappé, et des petites corrections sur la page de présentation du PSG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brahima Diallo</meta:initial-creator>
    <dc:creator>Ibrahima Diallo</dc:creator>
    <meta:creation-date>2021-11-18T09:48:00Z</meta:creation-date>
    <dc:date>2021-11-21T02:41:00Z</dc:date>
    <meta:template xlink:href="Normal" xlink:type="simple"/>
    <meta:editing-cycles>6</meta:editing-cycles>
    <meta:editing-duration>PT2880S</meta:editing-duration>
    <meta:document-statistic meta:page-count="2" meta:paragraph-count="2" meta:word-count="160" meta:character-count="1041" meta:row-count="7" meta:non-whitespace-character-count="883"/>
  </office:meta>
</office:document-meta>
</file>